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fill="solid" draw:fill-color="#cccccc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gr6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margin-left="0cm" fo:margin-right="0cm" fo:text-align="center" fo:text-inden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15cm" svg:height="16.51cm" svg:x="13.7cm" svg:y="4.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6.65cm" svg:height="16.51cm" svg:x="1.335cm" svg:y="4.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id="id1" draw:layer="layout" svg:width="5.815cm" svg:height="1.27cm" svg:x="1.734cm" svg:y="5.775cm">
          <text:p text:style-name="P2"><text:span text:style-name="T1">Save all objec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id="id2" draw:layer="layout" svg:width="5.846cm" svg:height="1.27cm" svg:x="1.713cm" svg:y="8.08cm">
          <text:p text:style-name="P2"><text:span text:style-name="T1">Create ini-file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4" draw:id="id3" draw:layer="layout" svg:width="5.846cm" svg:height="1.27cm" svg:x="1.713cm" svg:y="10.385cm">
          <text:p text:style-name="P2"><text:span text:style-name="T1">Write application</text:span></text:p>
          <text:p text:style-name="P2"><text:span text:style-name="T1">settings to ini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6" draw:id="id5" draw:layer="layout" svg:width="5.845cm" svg:height="3.175cm" svg:x="14.105cm" svg:y="11.76cm">
          <text:p text:style-name="P5"><text:span text:style-name="T2">Write global</text:span></text:p>
          <text:p text:style-name="P5"><text:span text:style-name="T2">plugin settings to ini</text:span></text:p>
          <text:p text:style-name="P5"><text:span text:style-name="T3"/></text:p>
          <text:p text:style-name="P5"><text:span text:style-name="T4">INIInterface::</text:span></text:p>
          <text:p text:style-name="P5"><text:span text:style-name="T4">saveIniFileOptions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id="id7" draw:layer="layout" svg:width="6.015cm" svg:height="2.967cm" svg:x="13.996cm" svg:y="18.188cm">
          <text:p text:style-name="P2"><text:span text:style-name="T5">Plugin per object</text:span></text:p>
          <text:p text:style-name="P2"><text:span text:style-name="T5">settings</text:span></text:p>
          <text:p text:style-name="P2"><text:span text:style-name="T1"/></text:p>
          <text:p text:style-name="P2"><text:span text:style-name="T1">INIInterface::</text:span></text:p>
          <text:p text:style-name="P2"><text:span text:style-name="T1">saveIniFil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id="id8" draw:layer="layout" svg:width="5.846cm" svg:height="2.54cm" svg:x="1.742cm" svg:y="15.091cm">
          <text:p text:style-name="P2"><text:span text:style-name="T1">Write open object</text:span></text:p>
          <text:p text:style-name="P2"><text:span text:style-name="T1">info from core to ini</text:span></text:p>
          <text:p text:style-name="P2"><text:span text:style-name="T1">for each objec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4" draw:text-style-name="P1" draw:layer="layout" svg:x1="4.641cm" svg:y1="7.045cm" svg:x2="4.636cm" svg:y2="8.08cm" draw:start-shape="id1" draw:start-glue-point="2" draw:end-shape="id2" svg:d="m4641 7045v518h-5v517">
          <text:p/>
        </draw:connector>
        <draw:connector draw:style-name="gr4" draw:text-style-name="P1" draw:layer="layout" svg:x1="4.636cm" svg:y1="9.35cm" svg:x2="4.636cm" svg:y2="10.385cm" draw:start-shape="id2" draw:start-glue-point="2" draw:end-shape="id3" draw:end-glue-point="0" svg:d="m4636 9350v1035">
          <text:p/>
        </draw:connector>
        <draw:connector draw:style-name="gr4" draw:text-style-name="P1" draw:layer="layout" svg:x1="7.588cm" svg:y1="13.365cm" svg:x2="14.105cm" svg:y2="13.347cm" draw:start-shape="id4" draw:end-shape="id5" draw:end-glue-point="3" svg:d="m7588 13365h3259v-18h3258">
          <text:p/>
        </draw:connector>
        <draw:frame draw:style-name="gr5" draw:text-style-name="P7" draw:layer="layout" svg:width="5.08cm" svg:height="0.962cm" svg:x="8.255cm" svg:y="2.14cm">
          <draw:text-box>
            <text:p text:style-name="P7"><text:span text:style-name="T6">Save settings:</text:span></text:p>
          </draw:text-box>
        </draw:frame>
        <draw:custom-shape draw:style-name="gr6" draw:text-style-name="P4" draw:id="id6" draw:layer="layout" svg:width="5.846cm" svg:height="1.27cm" svg:x="1.742cm" svg:y="19.005cm">
          <text:p text:style-name="P2"><text:span text:style-name="T1">Per plugin per objec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4" draw:text-style-name="P1" draw:layer="layout" svg:x1="7.588cm" svg:y1="19.64cm" svg:x2="7.588cm" svg:y2="19.64cm" draw:start-shape="id6" draw:end-shape="id6" svg:d="m7588 19640">
          <text:p/>
        </draw:connector>
        <draw:connector draw:style-name="gr4" draw:text-style-name="P1" draw:layer="layout" svg:x1="7.588cm" svg:y1="19.64cm" svg:x2="13.996cm" svg:y2="19.671cm" draw:start-shape="id6" draw:end-shape="id7" draw:end-glue-point="3" svg:d="m7588 19640h3204v31h3204">
          <text:p/>
        </draw:connector>
        <draw:frame draw:style-name="gr5" draw:text-style-name="P7" draw:layer="layout" svg:width="3.81cm" svg:height="0.962cm" svg:x="2.67cm" svg:y="4.745cm">
          <draw:text-box>
            <text:p text:style-name="P7"><text:span text:style-name="T6">Core</text:span></text:p>
          </draw:text-box>
        </draw:frame>
        <draw:frame draw:style-name="gr5" draw:text-style-name="P7" draw:layer="layout" svg:width="3.81cm" svg:height="0.962cm" svg:x="15.14cm" svg:y="4.71cm">
          <draw:text-box>
            <text:p text:style-name="P7"><text:span text:style-name="T6">Plugins</text:span></text:p>
          </draw:text-box>
        </draw:frame>
        <draw:custom-shape draw:style-name="gr6" draw:text-style-name="P4" draw:id="id4" draw:layer="layout" svg:width="5.846cm" svg:height="1.27cm" svg:x="1.742cm" svg:y="12.73cm">
          <text:p text:style-name="P2"><text:span text:style-name="T1">Per plugin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4" draw:text-style-name="P1" draw:layer="layout" svg:x1="4.636cm" svg:y1="11.655cm" svg:x2="4.665cm" svg:y2="12.73cm" draw:start-shape="id3" draw:start-glue-point="2" draw:end-shape="id4" draw:end-glue-point="0" svg:d="m4636 11655v538h29v537">
          <text:p/>
        </draw:connector>
        <draw:connector draw:style-name="gr4" draw:text-style-name="P1" draw:layer="layout" svg:x1="4.665cm" svg:y1="14cm" svg:x2="4.665cm" svg:y2="15.091cm" draw:start-shape="id4" draw:start-glue-point="2" draw:end-shape="id8" svg:d="m4665 14000v1091">
          <text:p/>
        </draw:connector>
        <draw:connector draw:style-name="gr4" draw:text-style-name="P1" draw:layer="layout" svg:x1="4.664cm" svg:y1="17.631cm" svg:x2="4.665cm" svg:y2="19.005cm" draw:start-shape="id8" draw:start-glue-point="6" draw:end-shape="id6" draw:end-glue-point="0" svg:d="m4664 17631v688h1v68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9-02-03T13:16:23</meta:creation-date>
    <dc:date>2009-02-03T14:25:56</dc:date>
    <meta:editing-cycles>11</meta:editing-cycles>
    <meta:editing-duration>PT54M13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